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13c" officeooo:paragraph-rsid="0015a13c"/>
    </style:style>
    <style:style style:name="P2" style:family="paragraph" style:parent-style-name="Standard">
      <style:text-properties fo:font-weight="bold" officeooo:rsid="0015a13c" officeooo:paragraph-rsid="0015a13c" style:font-weight-asian="bold" style:font-weight-complex="bold"/>
    </style:style>
    <style:style style:name="P3" style:family="paragraph" style:parent-style-name="Standard">
      <style:text-properties fo:font-weight="normal" officeooo:rsid="0015a13c" officeooo:paragraph-rsid="0015a13c" style:font-weight-asian="normal" style:font-weight-complex="normal"/>
    </style:style>
    <style:style style:name="P4" style:family="paragraph" style:parent-style-name="Standard">
      <style:text-properties fo:font-weight="normal" officeooo:rsid="0018c83a" officeooo:paragraph-rsid="0018c83a" style:font-weight-asian="normal" style:font-weight-complex="normal"/>
    </style:style>
    <style:style style:name="P5" style:family="paragraph" style:parent-style-name="Standard">
      <style:text-properties fo:font-style="italic" fo:font-weight="normal" officeooo:rsid="0018c83a" officeooo:paragraph-rsid="0018c83a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95253" officeooo:paragraph-rsid="00195253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95253" officeooo:paragraph-rsid="001ab261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ab261" officeooo:paragraph-rsid="001ab26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c3d36" officeooo:paragraph-rsid="001c3d36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fo:font-weight="normal" officeooo:rsid="00195253" officeooo:paragraph-rsid="0019525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ab261" officeooo:paragraph-rsid="001ab26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bold" officeooo:rsid="00195253" officeooo:paragraph-rsid="00195253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5253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ab26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яснение по применению платы для управления ТПЧ 1800 500Гц</text:p>
      <text:p text:style-name="P2"><text:tab/>Входные аналоговые сигналы:</text:p>
      <text:p text:style-name="P1">Вход пассивный и гальваноразвязанный. На входе резистор 500 Ом.</text:p>
      <text:p text:style-name="P1"/>
      <text:p text:style-name="P1">ТПЧ воспринимает только задание мощности</text:p>
      <text:p text:style-name="P1">4ма и ниже соответствует 0 кВт</text:p>
      <text:p text:style-name="P1">20ма и выше соответствует 1800кВт</text:p>
      <text:p text:style-name="P1"><text:tab/><text:span text:style-name="T1">Выходные аналоговые сигналы:</text:span></text:p>
      <text:p text:style-name="P1">Выходы пассивные и гальваноразвязанные- как нарисовано на схеме.</text:p>
      <text:p text:style-name="P2">Мощность(X1)</text:p>
      <text:p text:style-name="P1">4ма и ниже соответствует 0 кВт</text:p>
      <text:p text:style-name="P1">20ма и выше соответствует 1800кВт</text:p>
      <text:p text:style-name="P2"/>
      <text:p text:style-name="P2">Выходное напряжение(Х2)</text:p>
      <text:p text:style-name="P1">4ма и ниже соответствует 0 В</text:p>
      <text:p text:style-name="P1">20ма и выше соответствует 1800В</text:p>
      <text:p text:style-name="P2"/>
      <text:p text:style-name="P2">Выходной ток(Х3)</text:p>
      <text:p text:style-name="P1">4ма и ниже соответствует 0 А</text:p>
      <text:p text:style-name="P3">20ма и выше соответствует 1450А</text:p>
      <text:p text:style-name="P2"/>
      <text:p text:style-name="P2">Частота (Х4)</text:p>
      <text:p text:style-name="P1">4ма и ниже соответствует 0 Гц</text:p>
      <text:p text:style-name="P3">20ма и выше соответствует 625Гц</text:p>
      <text:p text:style-name="P3"/>
      <text:p text:style-name="P2"><text:tab/>Входные дискретные сигналы</text:p>
      <text:p text:style-name="P5">Вкл.силового питания Х13 1-2 </text:p>
      <text:p text:style-name="P4"><text:s text:c="5"/>Разрешает включение ТПЧ (готовность установки). Включать автомат в ТПЧ нужно вручную. </text:p>
      <text:p text:style-name="P4"><text:s text:c="5"/><text:span text:style-name="T2">Если вход не используется нужно подать 1.</text:span></text:p>
      <text:p text:style-name="P6">Вкл.нагрев Х13 3-4</text:p>
      <text:p text:style-name="P6"><text:s text:c="4"/><text:span text:style-name="T3">Включает нагрев</text:span></text:p>
      <text:p text:style-name="P6">Сброс ошибки Х13 5-6</text:p>
      <text:p text:style-name="P10"><text:s text:c="4"/>Сброс ошибки ТПЧ. </text:p>
      <text:p text:style-name="P12"><text:tab/>Выходные дискретные сигналы</text:p>
      <text:p text:style-name="P6">Готовность Х5 1-2</text:p>
      <text:p text:style-name="P10"><text:s text:c="4"/>Сигнал готовности от ТПЧ. (При пропадании связи не меняет своего состояния)</text:p>
      <text:p text:style-name="P6">Нагрев X5 3-4</text:p>
      <text:p text:style-name="P6"><text:s text:c="4"/><text:span text:style-name="T3">Сигнал нагрев переданный от ТПЧ.(При пропадании связи </text:span><text:span text:style-name="T4">обнуляется</text:span><text:span text:style-name="T3">)</text:span></text:p>
      <text:p text:style-name="P6">Ошибка Х5 5-6</text:p>
      <text:p text:style-name="P7"><text:s text:c="4"/><text:span text:style-name="T3">Сигнал ошибки </text:span><text:span text:style-name="T4">от ТПЧ</text:span><text:span text:style-name="T3">. (При пропадании связи </text:span><text:span text:style-name="T4">будет выставлен</text:span><text:span text:style-name="T3">)</text:span></text:p>
      <text:p text:style-name="P8">Частота низкая Х5 7-8</text:p>
      <text:p text:style-name="P11"><text:s text:c="4"/>В виду отсутствия кода ошибки от ТПЧ не используется</text:p>
      <text:p text:style-name="P8">Частота высокая Х5 9-10</text:p>
      <text:p text:style-name="P11"><text:s text:c="4"/>В виду отсутствия кода ошибки от ТПЧ не используется</text:p>
      <text:p text:style-name="P8">Неиспр ППЧ X5 11-12</text:p>
      <text:p text:style-name="P8"><text:s text:c="4"/><text:span text:style-name="T3">Сигнал неисправности ТПЧ</text:span></text:p>
      <text:p text:style-name="P8">Неиспр.нагр Х5 13-14</text:p>
      <text:p text:style-name="P8"><text:s text:c="4"/><text:span text:style-name="T3">В виду отсутствия кода ошибки от ТПЧ = Сигнал неипр.БК от ТПЧ</text:span></text:p>
      <text:p text:style-name="P8">Перегрев Х5 15-16</text:p>
      <text:p text:style-name="P8"><text:s text:c="4"/><text:span text:style-name="T3">В виду отсутствия кода ошибки от ТПЧ = Сигнал неисправности СО от ТПЧ</text:span></text:p>
      <text:p text:style-name="P9"><text:span text:style-name="T3">Исходный код находится здесь: https://github.com/cvy7/s_controll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1:55:37.918624589</meta:creation-date>
    <dc:date>2018-10-07T22:35:25.042593471</dc:date>
    <meta:editing-duration>PT18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6" meta:word-count="245" meta:character-count="1649" meta:non-whitespace-character-count="1393"/>
  </office:meta>
</office:document-meta>
</file>